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a052a" officeooo:paragraph-rsid="001a052a" style:font-weight-asian="bold" style:font-weight-complex="bold"/>
    </style:style>
    <style:style style:name="P2" style:family="paragraph" style:parent-style-name="Standard">
      <style:text-properties fo:font-weight="bold" officeooo:rsid="001bec99" officeooo:paragraph-rsid="001bec99" style:font-weight-asian="bold" style:font-weight-complex="bold"/>
    </style:style>
    <style:style style:name="P3" style:family="paragraph" style:parent-style-name="Standard">
      <style:text-properties fo:font-weight="bold" officeooo:rsid="001ced02" officeooo:paragraph-rsid="001ced02" style:font-weight-asian="bold" style:font-weight-complex="bold"/>
    </style:style>
    <style:style style:name="P4" style:family="paragraph" style:parent-style-name="Standard">
      <style:text-properties fo:font-weight="normal" officeooo:rsid="001bec99" officeooo:paragraph-rsid="001bec99" style:font-weight-asian="normal" style:font-weight-complex="normal"/>
    </style:style>
    <style:style style:name="P5" style:family="paragraph" style:parent-style-name="Standard">
      <style:text-properties fo:font-weight="normal" officeooo:rsid="001c2dcf" officeooo:paragraph-rsid="001c2dcf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c2fb1" officeooo:paragraph-rsid="001c2fb1" style:font-weight-asian="normal" style:font-weight-complex="normal"/>
    </style:style>
    <style:style style:name="P7" style:family="paragraph" style:parent-style-name="Standard">
      <style:text-properties fo:font-weight="normal" officeooo:rsid="001c2fb1" officeooo:paragraph-rsid="001c2fb1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1c2fb1" officeooo:paragraph-rsid="001c2fb1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1c2fb1" officeooo:paragraph-rsid="001c2fb1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1ced02" officeooo:paragraph-rsid="001ced02" style:font-weight-asian="normal" style:font-weight-complex="normal"/>
    </style:style>
    <style:style style:name="P11" style:family="paragraph" style:parent-style-name="Standard">
      <style:text-properties fo:font-weight="normal" officeooo:rsid="001ced02" officeooo:paragraph-rsid="001ced02" style:font-weight-asian="normal" style:font-weight-complex="normal"/>
    </style:style>
    <style:style style:name="P12" style:family="paragraph" style:parent-style-name="Standard" style:list-style-name="L4">
      <style:text-properties fo:font-weight="normal" officeooo:rsid="001ced02" officeooo:paragraph-rsid="001ced02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1ced02" officeooo:paragraph-rsid="001ced02" style:font-weight-asian="normal" style:font-weight-complex="normal"/>
    </style:style>
    <style:style style:name="P14" style:family="paragraph" style:parent-style-name="Standard" style:list-style-name="L4">
      <style:text-properties officeooo:paragraph-rsid="001ced02"/>
    </style:style>
    <style:style style:name="T1" style:family="text">
      <style:text-properties officeooo:rsid="001bec99"/>
    </style:style>
    <style:style style:name="T2" style:family="text">
      <style:text-properties officeooo:rsid="001c2dcf"/>
    </style:style>
    <style:style style:name="T3" style:family="text">
      <style:text-properties fo:font-weight="normal" officeooo:rsid="001ced02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</text:p>
      <text:p text:style-name="P1"/>
      <text:p text:style-name="P1">Que – <text:span text:style-name="T1">Agile project planning – Create a one page project plan for a new software feature using Agile Planning techniques. Include backlog items with estimated story points and a prioritized list of user stories.</text:span></text:p>
      <text:p text:style-name="P1"/>
      <text:p text:style-name="P2">Ans - </text:p>
      <text:p text:style-name="P4">Project Name: Enhance User Profile Management.</text:p>
      <text:p text:style-name="P4">Project Goal: Improve user <text:span text:style-name="T2">experience by adding new features to the user profile section.</text:span></text:p>
      <text:p text:style-name="P5">Key stakeholders: Product Owner, Development Team, UI/UX Designer</text:p>
      <text:p text:style-name="P5">Sprint Duration: 2 weeks</text:p>
      <text:p text:style-name="P5">Backlog Items:</text:p>
      <text:p text:style-name="P5">1. User Story: As a user, I want to upload a profile picture.</text:p>
      <text:p text:style-name="P5">Story Points: 3</text:p>
      <text:p text:style-name="P5">2. User Story: As a user, I want to edit my personal information (name, email, etc.)</text:p>
      <text:p text:style-name="P5">Story Points: 5</text:p>
      <text:p text:style-name="P5">3. User Story: As a user, I want to view my activity history.</text:p>
      <text:p text:style-name="P5">Story Points: 8</text:p>
      <text:p text:style-name="P5">4. User Story: As a user, I want to connect my social media accounts to my profile.</text:p>
      <text:p text:style-name="P5">Story Points: 13</text:p>
      <text:p text:style-name="P5"/>
      <text:p text:style-name="P5">Prioritized User stories:</text:p>
      <text:p text:style-name="P5">1. Upload a profile picture</text:p>
      <text:p text:style-name="P5">2. Edit personal information</text:p>
      <text:p text:style-name="P5">3. View activity history</text:p>
      <text:p text:style-name="P5">4. Connect social media accounts</text:p>
      <text:p text:style-name="P5"/>
      <text:p text:style-name="P5">Sprint 1 Goals (Week 1-2):</text:p>
      <text:list xml:id="list2341484518" text:style-name="L1">
        <text:list-item>
          <text:p text:style-name="P6">Complete user story 1(Upload a picture)</text:p>
        </text:list-item>
        <text:list-item>
          <text:p text:style-name="P6">Start working on user story 2 (Edit personal information)</text:p>
        </text:list-item>
      </text:list>
      <text:p text:style-name="P7"/>
      <text:p text:style-name="P7">Sprint 2 Goals (Week 3-4):</text:p>
      <text:list xml:id="list3022582666" text:style-name="L2">
        <text:list-item>
          <text:p text:style-name="P8">Finist uset story 2 (Edit personal information)</text:p>
        </text:list-item>
      </text:list>
      <text:p text:style-name="P7">Work on user story 3 (View activity history)</text:p>
      <text:p text:style-name="P7"/>
      <text:p text:style-name="P7">Project Risks:</text:p>
      <text:list xml:id="list3782814115" text:style-name="L3">
        <text:list-item>
          <text:p text:style-name="P9">Delays in UI/UX design approvals</text:p>
        </text:list-item>
        <text:list-item>
          <text:p text:style-name="P10">Technical challenges with social media integration</text:p>
        </text:list-item>
      </text:list>
      <text:p text:style-name="P11">Scope creep from additional features requests</text:p>
      <text:p text:style-name="P11"/>
      <text:p text:style-name="P11">Mitigation Plan: </text:p>
      <text:list xml:id="list680587607" text:style-name="L4">
        <text:list-item>
          <text:p text:style-name="P12">Regular Communication with Stakeholders</text:p>
        </text:list-item>
        <text:list-item>
          <text:p text:style-name="P12">Breakdown of tasks into smaller increments for better visibility and control</text:p>
        </text:list-item>
        <text:list-item>
          <text:p text:style-name="P14"><text:span text:style-name="T3"><text:s/>Prioritization of critical features to manage scope creep</text:span></text:p>
        </text:list-item>
      </text:list>
      <text:p text:style-name="P11"/>
      <text:p text:style-name="P11">Metrics for success:</text:p>
      <text:list xml:id="list175941253" text:style-name="L5">
        <text:list-item>
          <text:p text:style-name="P13">User engagement with the new features</text:p>
        </text:list-item>
        <text:list-item>
          <text:p text:style-name="P13">Decrease in support requests related to profile management</text:p>
        </text:list-item>
        <text:list-item>
          <text:p text:style-name="P13">Positive feedback from user testing sessions</text:p>
        </text:list-item>
      </text:list>
      <text:p text:style-name="P11"/>
      <text:p text:style-name="P11">Next Steps: </text:p>
      <text:p text:style-name="P11">1. Kickoff meeting with the development team to discuss sprint goals.</text:p>
      <text:p text:style-name="P11"><text:soft-page-break/>2. UI/UX design review and approval.</text:p>
      <text:p text:style-name="P11">3. Development of user stories according to priority.</text:p>
      <text:p text:style-name="P11">4. Daily stand ups to track progress and address any blockers.</text:p>
      <text:p text:style-name="P11"/>
      <text:p text:style-name="P11"/>
      <text:p text:style-name="P3">Assignment 2</text:p>
      <text:p text:style-name="P3"/>
      <text:p text:style-name="P3">Que -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22:54:25.381895687</meta:creation-date>
    <dc:date>2024-06-09T23:57:24.199062463</dc:date>
    <meta:editing-duration>PT12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23" meta:character-count="1943" meta:non-whitespace-character-count="1670"/>
  </office:meta>
</office:document-meta>
</file>